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dc2300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a8d38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00b8ff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cc80b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5" style:family="graphic" style:parent-style-name="standard">
      <style:graphic-properties draw:stroke="solid" svg:stroke-width="0.03cm" svg:stroke-color="#008000" draw:marker-start-width="0.245cm" draw:marker-start-center="false" draw:marker-end-width="0.245cm" draw:marker-end-center="false" draw:fill="solid" draw:fill-color="#dc2300" draw:opacity="5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50%"/>
    </style:style>
    <style:style style:name="gr6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298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3cm" svg:stroke-color="#609941" draw:marker-start-width="0.245cm" draw:marker-start-center="false" draw:marker-end-width="0.245cm" draw:marker-end-center="false" draw:fill="solid" draw:fill-color="#dc2300" draw:opacity="5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50%"/>
    </style:style>
    <style:style style:name="gr8" style:family="graphic" style:parent-style-name="standard">
      <style:graphic-properties draw:stroke="solid" svg:stroke-width="0.03cm" svg:stroke-color="#295ca5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3cm" svg:stroke-color="#0000ff" draw:marker-start-width="0.245cm" draw:marker-start-center="false" draw:marker-end-width="0.245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3cm" svg:stroke-color="#753a6b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03cm" svg:stroke-color="#ff0000" draw:marker-start-width="0.245cm" draw:marker-start-center="false" draw:marker-end-width="0.245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03cm" svg:stroke-color="#000000" draw:marker-start-width="0.245cm" draw:marker-start-center="false" draw:marker-end-width="0.245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3cm" svg:stroke-color="#295ca5" draw:marker-start-width="0.245cm" draw:marker-start-center="false" draw:marker-end-width="0.24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P1" style:family="paragraph">
      <loext:graphic-properties draw:fill="none" draw:fill-color="#dc23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a8d38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dc23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295ca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295ca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609941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354cm" svg:height="2.828cm" svg:x="11.562cm" svg:y="13.393cm" svg:viewBox="0 0 1355 2829" svg:d="M0 2829c452-603 903-1206 1355-1809-452-341-903-681-1355-1020zM0 2829c0-943 0-1885 0-2829z">
            <text:p/>
          </draw:path>
          <draw:rect draw:style-name="gr2" draw:text-style-name="P2" draw:layer="layout" svg:width="1.131cm" svg:height="2.832cm" svg:x="10.432cm" svg:y="13.393cm">
            <text:p/>
          </draw:rect>
          <draw:rect draw:style-name="gr3" draw:text-style-name="P3" draw:layer="layout" svg:width="1.131cm" svg:height="1.699cm" svg:x="10.432cm" svg:y="11.694cm">
            <text:p/>
          </draw:rect>
          <draw:rect draw:style-name="gr3" draw:text-style-name="P3" draw:layer="layout" svg:width="1.131cm" svg:height="2.266cm" svg:x="10.432cm" svg:y="16.222cm">
            <text:p/>
          </draw:rect>
          <draw:path draw:style-name="gr4" draw:text-style-name="P4" draw:layer="layout" svg:width="1.354cm" svg:height="2.828cm" svg:x="9.077cm" svg:y="13.393cm" svg:viewBox="0 0 1355 2829" svg:d="M1355 2829c-452-603-903-1206-1355-1809 452-341 903-681 1355-1020z">
            <text:p/>
          </draw:path>
          <draw:path draw:style-name="gr5" draw:text-style-name="P5" draw:layer="layout" svg:width="0cm" svg:height="2.828cm" svg:x="11.562cm" svg:y="13.393cm" svg:viewBox="0 0 0 2829" svg:d="M0 2829c0-943 0-1885 0-2829z">
            <text:p/>
          </draw:path>
          <draw:frame draw:style-name="gr6" draw:text-style-name="P7" draw:layer="layout" svg:width="1.289cm" svg:height="0.624cm" draw:transform="rotate (0.646993553714298) translate (8.97cm 13.765cm)">
            <draw:text-box>
              <text:p text:style-name="P6"><text:span text:style-name="T1">3 cm</text:span></text:p>
            </draw:text-box>
          </draw:frame>
          <draw:frame draw:style-name="gr6" draw:text-style-name="P8" draw:layer="layout" svg:width="1.289cm" svg:height="0.624cm" draw:transform="rotate (-1.5707963267949) translate (10.959cm 14.207cm)">
            <draw:text-box>
              <text:p text:style-name="P6"><text:span text:style-name="T2">5 cm</text:span></text:p>
            </draw:text-box>
          </draw:frame>
          <draw:path draw:style-name="gr7" draw:text-style-name="P5" draw:layer="layout" svg:width="0cm" svg:height="2.828cm" svg:x="10.432cm" svg:y="13.393cm" svg:viewBox="0 0 0 2829" svg:d="M0 2829c0-943 0-1885 0-2829z">
            <text:p/>
          </draw:path>
          <draw:line draw:style-name="gr8" draw:text-style-name="P9" draw:layer="layout" svg:x1="9.082cm" svg:y1="14.413cm" svg:x2="10.431cm" svg:y2="13.393cm">
            <text:p/>
          </draw:line>
          <draw:line draw:style-name="gr9" draw:text-style-name="P10" draw:layer="layout" svg:x1="11.562cm" svg:y1="13.393cm" svg:x2="12.911cm" svg:y2="14.413cm">
            <text:p/>
          </draw:line>
          <draw:line draw:style-name="gr10" draw:text-style-name="P9" draw:layer="layout" svg:x1="9.082cm" svg:y1="14.409cm" svg:x2="10.431cm" svg:y2="16.219cm">
            <text:p/>
          </draw:line>
          <draw:line draw:style-name="gr11" draw:text-style-name="P10" draw:layer="layout" svg:x1="11.562cm" svg:y1="16.219cm" svg:x2="12.913cm" svg:y2="14.409cm">
            <text:p/>
          </draw:line>
          <draw:line draw:style-name="gr11" draw:text-style-name="P10" draw:layer="layout" svg:x1="10.432cm" svg:y1="16.222cm" svg:x2="10.432cm" svg:y2="18.485cm">
            <text:p/>
          </draw:line>
          <draw:line draw:style-name="gr11" draw:text-style-name="P10" draw:layer="layout" svg:x1="11.562cm" svg:y1="16.222cm" svg:x2="11.562cm" svg:y2="18.485cm">
            <text:p/>
          </draw:line>
          <draw:line draw:style-name="gr9" draw:text-style-name="P10" draw:layer="layout" svg:x1="10.432cm" svg:y1="11.694cm" svg:x2="10.432cm" svg:y2="13.393cm">
            <text:p/>
          </draw:line>
          <draw:line draw:style-name="gr9" draw:text-style-name="P10" draw:layer="layout" svg:x1="11.562cm" svg:y1="11.694cm" svg:x2="11.562cm" svg:y2="13.393cm">
            <text:p/>
          </draw:line>
          <draw:line draw:style-name="gr12" draw:text-style-name="P10" draw:layer="layout" svg:x1="10.432cm" svg:y1="13.393cm" svg:x2="11.563cm" svg:y2="13.393cm">
            <text:p/>
          </draw:line>
          <draw:line draw:style-name="gr12" draw:text-style-name="P10" draw:layer="layout" svg:x1="10.432cm" svg:y1="11.694cm" svg:x2="11.563cm" svg:y2="11.694cm">
            <text:p/>
          </draw:line>
          <draw:line draw:style-name="gr13" draw:text-style-name="P9" draw:layer="layout" svg:x1="10.432cm" svg:y1="16.222cm" svg:x2="11.563cm" svg:y2="16.222cm">
            <text:p/>
          </draw:line>
          <draw:line draw:style-name="gr12" draw:text-style-name="P10" draw:layer="layout" svg:x1="10.432cm" svg:y1="18.485cm" svg:x2="11.563cm" svg:y2="18.485cm">
            <text:p/>
          </draw:line>
          <draw:frame draw:style-name="gr6" draw:text-style-name="P11" draw:layer="layout" svg:width="1.289cm" svg:height="0.624cm" draw:transform="rotate (2.23210158037555) translate (9.657cm 16.124cm)">
            <draw:text-box>
              <text:p text:style-name="P6"><text:span text:style-name="T3">4 cm</text:span></text:p>
            </draw:text-box>
          </draw:frame>
          <draw:line draw:style-name="gr11" draw:text-style-name="P10" draw:layer="layout" svg:x1="10.331cm" svg:y1="17.455cm" svg:x2="10.532cm" svg:y2="17.254cm">
            <text:p/>
          </draw:line>
          <draw:line draw:style-name="gr10" draw:text-style-name="P9" draw:layer="layout" svg:x1="9.724cm" svg:y1="15.414cm" svg:x2="9.784cm" svg:y2="15.215cm">
            <text:p/>
          </draw:line>
          <draw:line draw:style-name="gr11" draw:text-style-name="P10" draw:layer="layout" svg:x1="11.464cm" svg:y1="17.455cm" svg:x2="11.663cm" svg:y2="17.254cm">
            <text:p/>
          </draw:line>
          <draw:line draw:style-name="gr11" draw:text-style-name="P10" draw:layer="layout" svg:x1="12.264cm" svg:y1="15.414cm" svg:x2="12.204cm" svg:y2="15.215cm">
            <text:p/>
          </draw:line>
          <draw:path draw:style-name="gr9" draw:text-style-name="P10" draw:layer="layout" svg:width="0.239cm" svg:height="0.149cm" draw:transform="rotate (1.5707963267949) translate (10.3575833333338cm 12.6614583333346cm)" svg:viewBox="0 0 240 150" svg:d="M0 132c0-77 11-114 11-114l37-18 51 7 17 30 6 44 19 44 37 25 35-7 27-50v-63-30h-7">
            <text:p/>
          </draw:path>
          <draw:path draw:style-name="gr9" draw:text-style-name="P10" draw:layer="layout" svg:width="0.239cm" svg:height="0.149cm" draw:transform="rotate (1.5707963267949) translate (11.4882361111116cm 12.6614583333345cm)" svg:viewBox="0 0 240 150" svg:d="M0 131c0-75 11-113 11-113l37-18 51 5 17 30 6 46 19 42 37 27 35-7 27-50v-63-30h-7">
            <text:p/>
          </draw:path>
          <draw:path draw:style-name="gr14" draw:text-style-name="P10" draw:layer="layout" svg:width="0.237cm" svg:height="0.151cm" draw:transform="rotate (0.565661210571362) translate (9.61498611111045cm 13.8987083333343cm)" svg:viewBox="0 0 238 152" svg:d="M0 127c0-69 11-102 11-102l37-25 49 9 16 26 5 48 21 42 36 27 37-6 23-56 3-55-3-33-2 5">
            <text:p/>
          </draw:path>
          <draw:path draw:style-name="gr9" draw:text-style-name="P10" draw:layer="layout" svg:width="0.239cm" svg:height="0.161cm" draw:transform="skewX (0.0108210413623648) rotate (2.59478099893997) translate (12.2167222222224cm 14.0173611111108cm)" svg:viewBox="0 0 240 162" svg:d="M0 136c0-69 9-102 9-102l33-34 50 18 17 21 14 51 11 48 37 24 32-1 37-43-4-67-10-46-2 2">
            <text:p/>
          </draw:path>
          <draw:frame draw:style-name="gr6" draw:text-style-name="P12" draw:layer="layout" svg:width="1.289cm" svg:height="0.624cm" svg:x="10.386cm" svg:y="12.894cm">
            <draw:text-box>
              <text:p text:style-name="P6"><text:span text:style-name="T4">2 cm</text:span></text:p>
            </draw:text-box>
          </draw:frame>
          <draw:line draw:style-name="gr13" draw:text-style-name="P9" draw:layer="layout" svg:x1="10.435cm" svg:y1="13.391cm" svg:x2="11.566cm" svg:y2="13.39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4:51:33.642199913</meta:creation-date>
    <dc:date>2018-05-17T14:52:54.262009154</dc:date>
    <meta:editing-duration>PT1M21S</meta:editing-duration>
    <meta:editing-cycles>1</meta:editing-cycles>
    <meta:document-statistic meta:object-count="33"/>
    <meta:generator>LibreOffice/6.0.0.3$MacOSX_X86_64 LibreOffice_project/64a0f66915f38c6217de274f0aa8e15618924765</meta:generator>
  </office:meta>
</office:document-meta>
</file>